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background-color="#8EA9DB"/>
    </style:style>
    <style:style style:name="ce3" style:family="table-cell" style:parent-style-name="Default" style:data-style-name="N0">
      <style:table-cell-properties fo:border="thin solid #000000" fo:background-color="#8EA9DB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fo:background-color="#8EA9DB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0000"/>
    </style:style>
    <style:style style:name="ce9" style:family="table-cell" style:parent-style-name="Default" style:data-style-name="N36">
      <style:table-cell-properties fo:border-top="thin solid #000000" fo:border-bottom="none" fo:border-left="thin solid #000000" fo:border-right="thin solid #000000" fo:background-color="#FF0000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8EA9DB"/>
    </style:style>
    <style:style style:name="ce11" style:family="table-cell" style:parent-style-name="Default" style:data-style-name="N36">
      <style:table-cell-properties fo:background-color="#FF0000"/>
    </style:style>
    <style:style style:name="ce12" style:family="table-cell" style:parent-style-name="Default" style:data-style-name="N36">
      <style:table-cell-properties fo:background-color="transparent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8EA9DB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style:vertical-align="top" fo:background-color="transparent"/>
    </style:style>
    <style:style style:name="ce16" style:family="table-cell" style:parent-style-name="Default" style:data-style-name="N36">
      <style:table-cell-properties fo:background-color="transparent"/>
    </style:style>
    <style:style style:name="co1" style:family="table-column">
      <style:table-column-properties fo:break-before="auto" style:column-width="3.598333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3.65125cm" style:use-optimal-column-width="true"/>
    </style:style>
    <style:style style:name="co5" style:family="table-column">
      <style:table-column-properties fo:break-before="auto" style:column-width="4.14513888888889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6" table:default-cell-style-name="ce1"/>
        <table:table-column table:style-name="co5" table:default-cell-style-name="ce1"/>
        <table:table-column table:style-name="co2" table:number-columns-repeated="16356" table:default-cell-style-name="ce1"/>
        <table:table-row table:style-name="ro1"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84" table:style-name="ce1">
            <text:p>84</text:p>
          </table:table-cell>
          <table:table-cell office:value-type="float" office:value="59" table:style-name="ce1">
            <text:p>59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andy</text:p>
          </table:table-cell>
          <table:table-cell office:value-type="float" office:value="28" table:style-name="ce1">
            <text:p>28</text:p>
          </table:table-cell>
          <table:table-cell table:number-columns-repeated="9" table:style-name="ce1"/>
          <table:table-cell table:style-name="ce1">
            <draw:frame draw:z-index="1" draw:id="id0" draw:style-name="a0" draw:name="Diagramm 4" svg:x="0.43426in" svg:y="0.03591in" svg:width="5.59066in" svg:height="3.167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4" table:style-name="ce14"/>
          <table:table-cell table:number-columns-repeated="16356"/>
        </table:table-row>
        <table:table-row table:style-name="ro1">
          <table:table-cell office:value-type="string" table:style-name="ce2">
            <text:p>Testpersonen --&gt;</text:p>
          </table:table-cell>
          <table:table-cell office:value-type="string" table:style-name="ce3">
            <text:p>P1</text:p>
          </table:table-cell>
          <table:table-cell office:value-type="string" table:style-name="ce3">
            <text:p>P2</text:p>
          </table:table-cell>
          <table:table-cell office:value-type="string" table:style-name="ce3">
            <text:p>P3</text:p>
          </table:table-cell>
          <table:table-cell office:value-type="string" table:style-name="ce3">
            <text:p>P4</text:p>
          </table:table-cell>
          <table:table-cell office:value-type="string" table:style-name="ce3">
            <text:p>P5</text:p>
          </table:table-cell>
          <table:table-cell office:value-type="string" table:style-name="ce3">
            <text:p>P6</text:p>
          </table:table-cell>
          <table:table-cell office:value-type="string" table:style-name="ce4">
            <text:p>durchschnitt</text:p>
          </table:table-cell>
          <table:table-cell office:value-type="string" table:style-name="ce4">
            <text:p>ohne p5</text:p>
          </table:table-cell>
          <table:table-cell office:value-type="string" table:style-name="ce4">
            <text:p>18-30</text:p>
          </table:table-cell>
          <table:table-cell office:value-type="string" table:style-name="ce4">
            <text:p>31-60</text:p>
          </table:table-cell>
          <table:table-cell office:value-type="string" table:style-name="ce4">
            <text:p>&gt;60</text:p>
          </table:table-cell>
          <table:table-cell table:number-columns-repeated="2" table:style-name="ce1"/>
          <table:table-cell table:style-name="ce14"/>
          <table:table-cell table:style-name="ce15"/>
          <table:table-cell table:number-columns-repeated="6" table:style-name="ce14"/>
          <table:table-cell table:style-name="ce15"/>
          <table:table-cell table:number-columns-repeated="5" table:style-name="ce14"/>
          <table:table-cell table:number-columns-repeated="16356"/>
        </table:table-row>
        <table:table-row table:style-name="ro1">
          <table:table-cell office:value-type="string" table:style-name="ce2">
            <text:p>Tasks</text:p>
          </table:table-cell>
          <table:table-cell table:number-columns-repeated="6" table:style-name="ce3"/>
          <table:table-cell table:number-columns-repeated="7" table:style-name="ce1"/>
          <table:table-cell table:style-name="ce14"/>
          <table:table-cell table:style-name="ce15"/>
          <table:table-cell table:number-columns-repeated="6" table:style-name="ce14"/>
          <table:table-cell table:style-name="ce15"/>
          <table:table-cell table:number-columns-repeated="5" table:style-name="ce14"/>
          <table:table-cell table:number-columns-repeated="16356"/>
        </table:table-row>
        <table:table-row table:style-name="ro1">
          <table:table-cell office:value-type="string" table:style-name="ce5">
            <text:p>task 1</text:p>
          </table:table-cell>
          <table:table-cell office:value-type="time" office:time-value="PT0H22M0S" table:style-name="ce6">
            <text:p>00:22</text:p>
          </table:table-cell>
          <table:table-cell office:value-type="time" office:time-value="PT0H34M0S" table:style-name="ce6">
            <text:p>00:34</text:p>
          </table:table-cell>
          <table:table-cell office:value-type="time" office:time-value="PT0H44M0S" table:style-name="ce6">
            <text:p>00:44</text:p>
          </table:table-cell>
          <table:table-cell office:value-type="time" office:time-value="PT0H21M0S" table:style-name="ce6">
            <text:p>00:21</text:p>
          </table:table-cell>
          <table:table-cell office:value-type="time" office:time-value="PT2H13M0S" table:style-name="ce6">
            <text:p>02:13</text:p>
          </table:table-cell>
          <table:table-cell office:value-type="time" office:time-value="PT1H13M0S" table:style-name="ce6">
            <text:p>01:13</text:p>
          </table:table-cell>
          <table:table-cell office:value-type="time" office:time-value="PT0H54M30S" table:formula="of:=AVERAGE([.B5:.G5])" table:style-name="ce7">
            <text:p>00:54</text:p>
          </table:table-cell>
          <table:table-cell office:value-type="time" office:time-value="PT0H38M48S" table:formula="of:=AVERAGE([.B5:.E5];[.G5])" table:style-name="ce7">
            <text:p>00:38</text:p>
          </table:table-cell>
          <table:table-cell table:number-columns-repeated="5" table:style-name="ce1"/>
          <table:table-cell table:number-columns-repeated="2" table:style-name="ce14"/>
          <table:table-cell table:number-columns-repeated="5" table:style-name="ce16"/>
          <table:table-cell table:number-columns-repeated="2" table:style-name="ce14"/>
          <table:table-cell table:number-columns-repeated="5" table:style-name="ce16"/>
          <table:table-cell table:number-columns-repeated="16356"/>
        </table:table-row>
        <table:table-row table:style-name="ro1">
          <table:table-cell office:value-type="string" table:style-name="ce5">
            <text:p>task 2</text:p>
          </table:table-cell>
          <table:table-cell office:value-type="time" office:time-value="PT0H34M0S" table:style-name="ce6">
            <text:p>00:34</text:p>
          </table:table-cell>
          <table:table-cell office:value-type="time" office:time-value="PT0H23M0S" table:style-name="ce6">
            <text:p>00:23</text:p>
          </table:table-cell>
          <table:table-cell office:value-type="time" office:time-value="PT0H40M0S" table:style-name="ce6">
            <text:p>00:40</text:p>
          </table:table-cell>
          <table:table-cell office:value-type="time" office:time-value="PT0H46M0S" table:style-name="ce6">
            <text:p>00:46</text:p>
          </table:table-cell>
          <table:table-cell office:value-type="time" office:time-value="PT1H7M0S" table:style-name="ce6">
            <text:p>01:07</text:p>
          </table:table-cell>
          <table:table-cell office:value-type="time" office:time-value="PT0H49M0S" table:style-name="ce6">
            <text:p>00:49</text:p>
          </table:table-cell>
          <table:table-cell office:value-type="time" office:time-value="PT0H43M10S" table:formula="of:=AVERAGE([.B6:.G6])" table:style-name="ce7">
            <text:p>00:43</text:p>
          </table:table-cell>
          <table:table-cell office:value-type="time" office:time-value="PT0H38M24S" table:formula="of:=AVERAGE([.B6:.E6];[.G6])" table:style-name="ce7">
            <text:p>00:38</text:p>
          </table:table-cell>
          <table:table-cell table:number-columns-repeated="5" table:style-name="ce1"/>
          <table:table-cell table:number-columns-repeated="2" table:style-name="ce14"/>
          <table:table-cell table:number-columns-repeated="5" table:style-name="ce16"/>
          <table:table-cell table:number-columns-repeated="2" table:style-name="ce14"/>
          <table:table-cell table:number-columns-repeated="5" table:style-name="ce16"/>
          <table:table-cell table:number-columns-repeated="16356"/>
        </table:table-row>
        <table:table-row table:style-name="ro1">
          <table:table-cell office:value-type="string" table:style-name="ce5">
            <text:p>task 3</text:p>
          </table:table-cell>
          <table:table-cell office:value-type="time" office:time-value="PT0H30M0S" table:style-name="ce6">
            <text:p>00:30</text:p>
          </table:table-cell>
          <table:table-cell office:value-type="time" office:time-value="PT0H35M0S" table:style-name="ce6">
            <text:p>00:35</text:p>
          </table:table-cell>
          <table:table-cell office:value-type="time" office:time-value="PT0H33M0S" table:style-name="ce6">
            <text:p>00:33</text:p>
          </table:table-cell>
          <table:table-cell office:value-type="time" office:time-value="PT0H44M0S" table:style-name="ce6">
            <text:p>00:44</text:p>
          </table:table-cell>
          <table:table-cell office:value-type="time" office:time-value="PT0H30M0S" table:style-name="ce6">
            <text:p>00:30</text:p>
          </table:table-cell>
          <table:table-cell office:value-type="time" office:time-value="PT0H29M0S" table:style-name="ce6">
            <text:p>00:29</text:p>
          </table:table-cell>
          <table:table-cell office:value-type="time" office:time-value="PT0H33M30S" table:formula="of:=AVERAGE([.B7:.G7])" table:style-name="ce7">
            <text:p>00:33</text:p>
          </table:table-cell>
          <table:table-cell office:value-type="time" office:time-value="PT0H34M12S" table:formula="of:=AVERAGE([.B7:.E7];[.G7])" table:style-name="ce7">
            <text:p>00:34</text:p>
          </table:table-cell>
          <table:table-cell table:number-columns-repeated="5" table:style-name="ce1"/>
          <table:table-cell table:number-columns-repeated="2" table:style-name="ce14"/>
          <table:table-cell table:number-columns-repeated="5" table:style-name="ce16"/>
          <table:table-cell table:number-columns-repeated="2" table:style-name="ce14"/>
          <table:table-cell table:number-columns-repeated="5" table:style-name="ce16"/>
          <table:table-cell table:number-columns-repeated="16356"/>
        </table:table-row>
        <table:table-row table:style-name="ro1">
          <table:table-cell office:value-type="string" table:style-name="ce5">
            <text:p>task 4</text:p>
          </table:table-cell>
          <table:table-cell office:value-type="time" office:time-value="PT0H10M0S" table:style-name="ce6">
            <text:p>00:10</text:p>
          </table:table-cell>
          <table:table-cell office:value-type="time" office:time-value="PT0H15M0S" table:style-name="ce6">
            <text:p>00:15</text:p>
          </table:table-cell>
          <table:table-cell office:value-type="time" office:time-value="PT0H17M0S" table:style-name="ce6">
            <text:p>00:17</text:p>
          </table:table-cell>
          <table:table-cell office:value-type="time" office:time-value="PT0H18M0S" table:style-name="ce6">
            <text:p>00:18</text:p>
          </table:table-cell>
          <table:table-cell office:value-type="time" office:time-value="PT0H22M0S" table:style-name="ce6">
            <text:p>00:22</text:p>
          </table:table-cell>
          <table:table-cell office:value-type="time" office:time-value="PT0H21M0S" table:style-name="ce6">
            <text:p>00:21</text:p>
          </table:table-cell>
          <table:table-cell office:value-type="time" office:time-value="PT0H17M10S" table:formula="of:=AVERAGE([.B8:.G8])" table:style-name="ce7">
            <text:p>00:17</text:p>
          </table:table-cell>
          <table:table-cell office:value-type="time" office:time-value="PT0H16M12S" table:formula="of:=AVERAGE([.B8:.E8];[.G8])" table:style-name="ce7">
            <text:p>00:16</text:p>
          </table:table-cell>
          <table:table-cell table:number-columns-repeated="5" table:style-name="ce1"/>
          <table:table-cell table:number-columns-repeated="2" table:style-name="ce14"/>
          <table:table-cell table:number-columns-repeated="5" table:style-name="ce16"/>
          <table:table-cell table:number-columns-repeated="2" table:style-name="ce14"/>
          <table:table-cell table:number-columns-repeated="5" table:style-name="ce16"/>
          <table:table-cell table:number-columns-repeated="16356"/>
        </table:table-row>
        <table:table-row table:style-name="ro2">
          <table:table-cell office:value-type="string" table:style-name="ce8">
            <text:p>gesamt</text:p>
          </table:table-cell>
          <table:table-cell office:value-type="time" office:time-value="PT1H36M0S" table:formula="of:=SUM([.B5:.B8])" table:style-name="ce9">
            <text:p>01:36</text:p>
          </table:table-cell>
          <table:table-cell office:value-type="time" office:time-value="PT1H47M0S" table:formula="of:=SUM([.C5:.C8])" table:style-name="ce9">
            <text:p>01:47</text:p>
          </table:table-cell>
          <table:table-cell office:value-type="time" office:time-value="PT2H14M0S" table:formula="of:=SUM([.D5:.D8])" table:style-name="ce9">
            <text:p>02:14</text:p>
          </table:table-cell>
          <table:table-cell office:value-type="time" office:time-value="PT2H9M0S" table:formula="of:=SUM([.E5:.E8])" table:style-name="ce9">
            <text:p>02:09</text:p>
          </table:table-cell>
          <table:table-cell office:value-type="time" office:time-value="PT4H12M0S" table:formula="of:=SUM([.F5:.F8])" table:style-name="ce9">
            <text:p>04:12</text:p>
          </table:table-cell>
          <table:table-cell office:value-type="time" office:time-value="PT2H52M0S" table:formula="of:=SUM([.G5:.G8])" table:style-name="ce9">
            <text:p>02:52</text:p>
          </table:table-cell>
          <table:table-cell office:value-type="time" office:time-value="PT2H28M20S" table:formula="of:=AVERAGE([.B9:.G9])" table:style-name="ce7">
            <text:p>02:28</text:p>
          </table:table-cell>
          <table:table-cell office:value-type="time" office:time-value="PT2H7M36S" table:formula="of:=AVERAGE([.B9:.E9];[.G9])" table:style-name="ce7">
            <text:p>02:07</text:p>
          </table:table-cell>
          <table:table-cell office:value-type="time" office:time-value="PT1H52M20S" table:formula="of:=AVERAGE([.B9:.D9])" table:style-name="ce7">
            <text:p>01:52</text:p>
          </table:table-cell>
          <table:table-cell office:value-type="time" office:time-value="PT2H30M30S" table:formula="of:=AVERAGE([.E9];[.G9])" table:style-name="ce7">
            <text:p>02:30</text:p>
          </table:table-cell>
          <table:table-cell office:value-type="time" office:time-value="PT4H12M0S" table:formula="of:=AVERAGE([.F9])" table:style-name="ce7">
            <text:p>04:12</text:p>
          </table:table-cell>
          <table:table-cell table:number-columns-repeated="2" table:style-name="ce1"/>
          <table:table-cell table:number-columns-repeated="2" table:style-name="ce14"/>
          <table:table-cell table:number-columns-repeated="5" table:style-name="ce16"/>
          <table:table-cell table:number-columns-repeated="2" table:style-name="ce14"/>
          <table:table-cell table:number-columns-repeated="5" table:style-name="ce16"/>
          <table:table-cell table:number-columns-repeated="16356"/>
        </table:table-row>
        <table:table-row table:style-name="ro2">
          <table:table-cell table:style-name="ce10"/>
          <table:table-cell table:number-columns-spanned="6" table:number-rows-spanned="1" table:style-name="ce13"/>
          <table:covered-table-cell table:number-columns-repeated="5"/>
          <table:table-cell table:number-columns-repeated="2" table:style-name="ce1"/>
          <table:table-cell table:number-columns-repeated="3" table:style-name="ce7"/>
          <table:table-cell table:number-columns-repeated="2" table:style-name="ce1"/>
          <table:table-cell table:number-columns-repeated="5" table:style-name="ce14"/>
          <table:table-cell table:number-columns-repeated="2" table:style-name="ce16"/>
          <table:table-cell table:number-columns-repeated="5" table:style-name="ce14"/>
          <table:table-cell table:style-name="ce16"/>
          <table:table-cell table:style-name="ce14"/>
          <table:table-cell table:number-columns-repeated="16356"/>
        </table:table-row>
        <table:table-row table:style-name="ro2">
          <table:table-cell table:style-name="ce10"/>
          <table:table-cell table:number-columns-spanned="6" table:number-rows-spanned="1" table:style-name="ce13"/>
          <table:covered-table-cell table:number-columns-repeated="5"/>
          <table:table-cell table:number-columns-repeated="2" table:style-name="ce1"/>
          <table:table-cell table:number-columns-repeated="3" table:style-name="ce7"/>
          <table:table-cell table:number-columns-repeated="2" table:style-name="ce1"/>
          <table:table-cell table:number-columns-repeated="5" table:style-name="ce14"/>
          <table:table-cell table:number-columns-repeated="2" table:style-name="ce16"/>
          <table:table-cell table:number-columns-repeated="5" table:style-name="ce14"/>
          <table:table-cell table:style-name="ce16"/>
          <table:table-cell table:style-name="ce14"/>
          <table:table-cell table:number-columns-repeated="16356"/>
        </table:table-row>
        <table:table-row table:style-name="ro1">
          <table:table-cell table:number-columns-repeated="9" table:style-name="ce1"/>
          <table:table-cell table:number-columns-repeated="3" table:style-name="ce7"/>
          <table:table-cell table:number-columns-repeated="2" table:style-name="ce1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6"/>
          <table:table-cell table:style-name="ce14"/>
          <table:table-cell table:style-name="ce15"/>
          <table:table-cell table:number-columns-repeated="3" table:style-name="ce14"/>
          <table:table-cell table:style-name="ce16"/>
          <table:table-cell table:style-name="ce14"/>
          <table:table-cell table:number-columns-repeated="16356"/>
        </table:table-row>
        <table:table-row table:style-name="ro1">
          <table:table-cell table:style-name="ce1"/>
          <table:table-cell office:value-type="string" table:style-name="ce1">
            <text:p>Zeiten</text:p>
          </table:table-cell>
          <table:table-cell table:number-columns-repeated="7" table:style-name="ce1"/>
          <table:table-cell table:number-columns-repeated="3" table:style-name="ce7"/>
          <table:table-cell table:number-columns-repeated="2" table:style-name="ce1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6"/>
          <table:table-cell table:style-name="ce14"/>
          <table:table-cell table:style-name="ce15"/>
          <table:table-cell table:number-columns-repeated="3" table:style-name="ce14"/>
          <table:table-cell table:style-name="ce16"/>
          <table:table-cell table:style-name="ce14"/>
          <table:table-cell table:number-columns-repeated="16356"/>
        </table:table-row>
        <table:table-row table:style-name="ro1">
          <table:table-cell table:style-name="ce1"/>
          <table:table-cell office:value-type="time" office:time-value="PT0H0M0S" table:style-name="ce7">
            <text:p>00:00</text:p>
          </table:table-cell>
          <table:table-cell office:value-type="time" office:time-value="PT0H0M0S" table:style-name="ce7">
            <text:p>00:00</text:p>
          </table:table-cell>
          <table:table-cell office:value-type="time" office:time-value="PT0H0M0S" table:style-name="ce7">
            <text:p>00:00</text:p>
          </table:table-cell>
          <table:table-cell office:value-type="time" office:time-value="PT0H0M0S" table:style-name="ce7">
            <text:p>00:00</text:p>
          </table:table-cell>
          <table:table-cell office:value-type="time" office:time-value="PT0H0M0S" table:style-name="ce7">
            <text:p>00:00</text:p>
          </table:table-cell>
          <table:table-cell office:value-type="time" office:time-value="PT0H0M0S" table:style-name="ce7">
            <text:p>00:00</text:p>
          </table:table-cell>
          <table:table-cell office:value-type="time" office:time-value="PT0H0M0S" table:formula="of:=AVERAGE([.B14:.G14])" table:style-name="ce7">
            <text:p>00:00</text:p>
          </table:table-cell>
          <table:table-cell table:style-name="ce1"/>
          <table:table-cell office:value-type="time" office:time-value="PT0H0M0S" table:formula="of:=AVERAGE([.B14:.D14])" table:style-name="ce7">
            <text:p>00:00</text:p>
          </table:table-cell>
          <table:table-cell office:value-type="time" office:time-value="PT0H0M0S" table:formula="of:=AVERAGE([.E14];[.G14])" table:style-name="ce7">
            <text:p>00:00</text:p>
          </table:table-cell>
          <table:table-cell office:value-type="time" office:time-value="PT0H0M0S" table:formula="of:=AVERAGE([.F14])" table:style-name="ce7">
            <text:p>00:00</text:p>
          </table:table-cell>
          <table:table-cell table:number-columns-repeated="2" table:style-name="ce1"/>
          <table:table-cell table:number-columns-repeated="2" table:style-name="ce14"/>
          <table:table-cell table:number-columns-repeated="5" table:style-name="ce16"/>
          <table:table-cell table:number-columns-repeated="2" table:style-name="ce14"/>
          <table:table-cell table:number-columns-repeated="5" table:style-name="ce16"/>
          <table:table-cell table:number-columns-repeated="16356"/>
        </table:table-row>
        <table:table-row table:style-name="ro1">
          <table:table-cell office:value-type="string" table:style-name="ce1">
            <text:p>Beginn</text:p>
          </table:table-cell>
          <table:table-cell office:value-type="time" office:time-value="PT0H22M0S" table:style-name="ce7">
            <text:p>00:22</text:p>
          </table:table-cell>
          <table:table-cell office:value-type="time" office:time-value="PT0H34M0S" table:style-name="ce7">
            <text:p>00:34</text:p>
          </table:table-cell>
          <table:table-cell office:value-type="time" office:time-value="PT0H44M0S" table:style-name="ce7">
            <text:p>00:44</text:p>
          </table:table-cell>
          <table:table-cell office:value-type="time" office:time-value="PT0H21M0S" table:style-name="ce7">
            <text:p>00:21</text:p>
          </table:table-cell>
          <table:table-cell office:value-type="time" office:time-value="PT2H13M0S" table:style-name="ce7">
            <text:p>02:13</text:p>
          </table:table-cell>
          <table:table-cell office:value-type="time" office:time-value="PT1H13M0S" table:style-name="ce7">
            <text:p>01:13</text:p>
          </table:table-cell>
          <table:table-cell office:value-type="time" office:time-value="PT0H54M30S" table:formula="of:=AVERAGE([.B15:.G15])" table:style-name="ce7">
            <text:p>00:54</text:p>
          </table:table-cell>
          <table:table-cell table:style-name="ce1"/>
          <table:table-cell office:value-type="time" office:time-value="PT0H33M20S" table:formula="of:=AVERAGE([.B15:.D15])" table:style-name="ce7">
            <text:p>00:33</text:p>
          </table:table-cell>
          <table:table-cell office:value-type="time" office:time-value="PT0H47M0S" table:formula="of:=AVERAGE([.E15];[.G15])" table:style-name="ce7">
            <text:p>00:47</text:p>
          </table:table-cell>
          <table:table-cell office:value-type="time" office:time-value="PT2H13M0S" table:formula="of:=AVERAGE([.F15])" table:style-name="ce7">
            <text:p>02:13</text:p>
          </table:table-cell>
          <table:table-cell table:number-columns-repeated="2" table:style-name="ce1"/>
          <table:table-cell table:number-columns-repeated="2" table:style-name="ce14"/>
          <table:table-cell table:number-columns-repeated="5" table:style-name="ce16"/>
          <table:table-cell table:number-columns-repeated="2" table:style-name="ce14"/>
          <table:table-cell table:number-columns-repeated="5" table:style-name="ce16"/>
          <table:table-cell table:number-columns-repeated="16356"/>
        </table:table-row>
        <table:table-row table:style-name="ro1">
          <table:table-cell table:style-name="ce1"/>
          <table:table-cell office:value-type="time" office:time-value="PT0H56M0S" table:style-name="ce7">
            <text:p>00:56</text:p>
          </table:table-cell>
          <table:table-cell office:value-type="time" office:time-value="PT0H57M0S" table:style-name="ce7">
            <text:p>00:57</text:p>
          </table:table-cell>
          <table:table-cell office:value-type="time" office:time-value="PT1H24M0S" table:style-name="ce7">
            <text:p>01:24</text:p>
          </table:table-cell>
          <table:table-cell office:value-type="time" office:time-value="PT1H7M0S" table:style-name="ce7">
            <text:p>01:07</text:p>
          </table:table-cell>
          <table:table-cell office:value-type="time" office:time-value="PT3H20M0S" table:style-name="ce7">
            <text:p>03:20</text:p>
          </table:table-cell>
          <table:table-cell office:value-type="time" office:time-value="PT2H2M0S" table:style-name="ce7">
            <text:p>02:02</text:p>
          </table:table-cell>
          <table:table-cell office:value-type="time" office:time-value="PT1H37M40S" table:formula="of:=AVERAGE([.B16:.G16])" table:style-name="ce7">
            <text:p>01:37</text:p>
          </table:table-cell>
          <table:table-cell table:style-name="ce1"/>
          <table:table-cell office:value-type="time" office:time-value="PT1H5M40S" table:formula="of:=AVERAGE([.B16:.D16])" table:style-name="ce7">
            <text:p>01:05</text:p>
          </table:table-cell>
          <table:table-cell office:value-type="time" office:time-value="PT1H34M30S" table:formula="of:=AVERAGE([.E16];[.G16])" table:style-name="ce7">
            <text:p>01:34</text:p>
          </table:table-cell>
          <table:table-cell office:value-type="time" office:time-value="PT3H20M0S" table:formula="of:=AVERAGE([.F16])" table:style-name="ce7">
            <text:p>03:20</text:p>
          </table:table-cell>
          <table:table-cell table:number-columns-repeated="2" table:style-name="ce1"/>
          <table:table-cell table:number-columns-repeated="2" table:style-name="ce14"/>
          <table:table-cell table:number-columns-repeated="5" table:style-name="ce16"/>
          <table:table-cell table:number-columns-repeated="2" table:style-name="ce14"/>
          <table:table-cell table:number-columns-repeated="5" table:style-name="ce16"/>
          <table:table-cell table:number-columns-repeated="16356"/>
        </table:table-row>
        <table:table-row table:style-name="ro1">
          <table:table-cell table:style-name="ce1"/>
          <table:table-cell office:value-type="time" office:time-value="PT1H26M0S" table:style-name="ce7">
            <text:p>01:26</text:p>
          </table:table-cell>
          <table:table-cell office:value-type="time" office:time-value="PT1H32M0S" table:style-name="ce7">
            <text:p>01:32</text:p>
          </table:table-cell>
          <table:table-cell office:value-type="time" office:time-value="PT1H57M0S" table:style-name="ce7">
            <text:p>01:57</text:p>
          </table:table-cell>
          <table:table-cell office:value-type="time" office:time-value="PT2H1M0S" table:style-name="ce7">
            <text:p>02:01</text:p>
          </table:table-cell>
          <table:table-cell office:value-type="time" office:time-value="PT3H50M0S" table:style-name="ce7">
            <text:p>03:50</text:p>
          </table:table-cell>
          <table:table-cell office:value-type="time" office:time-value="PT2H31M0S" table:style-name="ce7">
            <text:p>02:31</text:p>
          </table:table-cell>
          <table:table-cell office:value-type="time" office:time-value="PT2H12M50S" table:formula="of:=AVERAGE([.B17:.G17])" table:style-name="ce7">
            <text:p>02:12</text:p>
          </table:table-cell>
          <table:table-cell table:style-name="ce1"/>
          <table:table-cell office:value-type="time" office:time-value="PT1H38M20S" table:formula="of:=AVERAGE([.B17:.D17])" table:style-name="ce7">
            <text:p>01:38</text:p>
          </table:table-cell>
          <table:table-cell office:value-type="time" office:time-value="PT2H16M0S" table:formula="of:=AVERAGE([.E17];[.G17])" table:style-name="ce7">
            <text:p>02:16</text:p>
          </table:table-cell>
          <table:table-cell office:value-type="time" office:time-value="PT3H50M0S" table:formula="of:=AVERAGE([.F17])" table:style-name="ce7">
            <text:p>03:50</text:p>
          </table:table-cell>
          <table:table-cell table:number-columns-repeated="2" table:style-name="ce1"/>
          <table:table-cell table:number-columns-repeated="2" table:style-name="ce14"/>
          <table:table-cell table:number-columns-repeated="5" table:style-name="ce16"/>
          <table:table-cell table:number-columns-repeated="2" table:style-name="ce14"/>
          <table:table-cell table:number-columns-repeated="5" table:style-name="ce16"/>
          <table:table-cell table:number-columns-repeated="16356"/>
        </table:table-row>
        <table:table-row table:style-name="ro1">
          <table:table-cell table:style-name="ce1"/>
          <table:table-cell office:value-type="time" office:time-value="PT1H36M0S" table:style-name="ce7">
            <text:p>01:36</text:p>
          </table:table-cell>
          <table:table-cell office:value-type="time" office:time-value="PT1H47M0S" table:style-name="ce7">
            <text:p>01:47</text:p>
          </table:table-cell>
          <table:table-cell office:value-type="time" office:time-value="PT2H14M0S" table:style-name="ce7">
            <text:p>02:14</text:p>
          </table:table-cell>
          <table:table-cell office:value-type="time" office:time-value="PT2H19M0S" table:style-name="ce7">
            <text:p>02:19</text:p>
          </table:table-cell>
          <table:table-cell office:value-type="time" office:time-value="PT4H13M0S" table:style-name="ce7">
            <text:p>04:13</text:p>
          </table:table-cell>
          <table:table-cell office:value-type="time" office:time-value="PT2H52M0S" table:style-name="ce7">
            <text:p>02:52</text:p>
          </table:table-cell>
          <table:table-cell office:value-type="time" office:time-value="PT2H30M10S" table:formula="of:=AVERAGE([.B18:.G18])" table:style-name="ce7">
            <text:p>02:30</text:p>
          </table:table-cell>
          <table:table-cell table:style-name="ce1"/>
          <table:table-cell office:value-type="time" office:time-value="PT1H52M20S" table:formula="of:=AVERAGE([.B18:.D18])" table:style-name="ce7">
            <text:p>01:52</text:p>
          </table:table-cell>
          <table:table-cell office:value-type="time" office:time-value="PT2H35M30S" table:formula="of:=AVERAGE([.E18];[.G18])" table:style-name="ce7">
            <text:p>02:35</text:p>
          </table:table-cell>
          <table:table-cell office:value-type="time" office:time-value="PT4H13M0S" table:formula="of:=AVERAGE([.F18])" table:style-name="ce7">
            <text:p>04:13</text:p>
          </table:table-cell>
          <table:table-cell table:style-name="ce1"/>
          <table:table-cell table:style-name="ce1">
            <draw:frame draw:z-index="2" draw:id="id1" draw:style-name="a1" draw:name="Diagramm 5" svg:x="0.39805in" svg:y="0.15774in" svg:width="5.01207in" svg:height="2.9860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" table:style-name="ce14"/>
          <table:table-cell table:number-columns-repeated="5" table:style-name="ce16"/>
          <table:table-cell table:number-columns-repeated="2" table:style-name="ce14"/>
          <table:table-cell table:number-columns-repeated="5" table:style-name="ce16"/>
          <table:table-cell table:number-columns-repeated="16356"/>
        </table:table-row>
        <table:table-row table:number-rows-repeated="2" table:style-name="ro1">
          <table:table-cell table:number-columns-repeated="9" table:style-name="ce1"/>
          <table:table-cell table:number-columns-repeated="3" table:style-name="ce7"/>
          <table:table-cell table:number-columns-repeated="1637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Website</text:p>
          </table:table-cell>
          <table:table-cell table:number-columns-repeated="6" table:style-name="ce1"/>
          <table:table-cell table:number-columns-repeated="3" table:style-name="ce7"/>
          <table:table-cell table:number-columns-repeated="16372" table:style-name="ce1"/>
        </table:table-row>
        <table:table-row table:style-name="ro1">
          <table:table-cell office:value-type="string" table:style-name="ce2">
            <text:p>Testpersonen --&gt;</text:p>
          </table:table-cell>
          <table:table-cell office:value-type="string" table:style-name="ce3">
            <text:p>P1</text:p>
          </table:table-cell>
          <table:table-cell office:value-type="string" table:style-name="ce3">
            <text:p>P2</text:p>
          </table:table-cell>
          <table:table-cell office:value-type="string" table:style-name="ce3">
            <text:p>P3</text:p>
          </table:table-cell>
          <table:table-cell office:value-type="string" table:style-name="ce3">
            <text:p>P4</text:p>
          </table:table-cell>
          <table:table-cell office:value-type="string" table:style-name="ce3">
            <text:p>P5</text:p>
          </table:table-cell>
          <table:table-cell office:value-type="string" table:style-name="ce3">
            <text:p>P6</text:p>
          </table:table-cell>
          <table:table-cell office:value-type="string" table:style-name="ce4">
            <text:p>durchschnitt</text:p>
          </table:table-cell>
          <table:table-cell office:value-type="string" table:style-name="ce4">
            <text:p>ohne p5</text:p>
          </table:table-cell>
          <table:table-cell table:number-columns-repeated="3" table:style-name="ce7"/>
          <table:table-cell table:number-columns-repeated="16372" table:style-name="ce1"/>
        </table:table-row>
        <table:table-row table:style-name="ro1">
          <table:table-cell office:value-type="string" table:style-name="ce2">
            <text:p>Tasks</text:p>
          </table:table-cell>
          <table:table-cell table:number-columns-repeated="6" table:style-name="ce3"/>
          <table:table-cell table:number-columns-repeated="2" table:style-name="ce1"/>
          <table:table-cell table:number-columns-repeated="3" table:style-name="ce7"/>
          <table:table-cell table:number-columns-repeated="16372" table:style-name="ce1"/>
        </table:table-row>
        <table:table-row table:style-name="ro1">
          <table:table-cell office:value-type="string" table:style-name="ce5">
            <text:p>task 1</text:p>
          </table:table-cell>
          <table:table-cell office:value-type="time" office:time-value="PT0H43M0S" table:style-name="ce7">
            <text:p>00:43</text:p>
          </table:table-cell>
          <table:table-cell office:value-type="time" office:time-value="PT0H56M0S" table:style-name="ce7">
            <text:p>00:56</text:p>
          </table:table-cell>
          <table:table-cell office:value-type="time" office:time-value="PT0H35M0S" table:style-name="ce7">
            <text:p>00:35</text:p>
          </table:table-cell>
          <table:table-cell office:value-type="time" office:time-value="PT0H34M0S" table:style-name="ce7">
            <text:p>00:34</text:p>
          </table:table-cell>
          <table:table-cell office:value-type="time" office:time-value="PT1H29M0S" table:style-name="ce7">
            <text:p>01:29</text:p>
          </table:table-cell>
          <table:table-cell office:value-type="time" office:time-value="PT0H54M0S" table:style-name="ce7">
            <text:p>00:54</text:p>
          </table:table-cell>
          <table:table-cell office:value-type="time" office:time-value="PT0H51M50S" table:formula="of:=AVERAGE([.B24:.G24])" table:style-name="ce7">
            <text:p>00:51</text:p>
          </table:table-cell>
          <table:table-cell office:value-type="time" office:time-value="PT0H44M24S" table:formula="of:=AVERAGE([.B24:.E24];[.G24])" table:style-name="ce7">
            <text:p>00:44</text:p>
          </table:table-cell>
          <table:table-cell office:value-type="time" office:time-value="PT0H44M40S" table:formula="of:=AVERAGE([.B24:.D24])" table:style-name="ce7">
            <text:p>00:44</text:p>
          </table:table-cell>
          <table:table-cell office:value-type="time" office:time-value="PT0H44M0S" table:formula="of:=AVERAGE([.E24];[.G24])" table:style-name="ce7">
            <text:p>00:44</text:p>
          </table:table-cell>
          <table:table-cell office:value-type="time" office:time-value="PT1H29M0S" table:formula="of:=AVERAGE([.F24])" table:style-name="ce7">
            <text:p>01:29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task 2</text:p>
          </table:table-cell>
          <table:table-cell office:value-type="time" office:time-value="PT0H41M0S" table:style-name="ce7">
            <text:p>00:41</text:p>
          </table:table-cell>
          <table:table-cell office:value-type="time" office:time-value="PT0H20M0S" table:style-name="ce7">
            <text:p>00:20</text:p>
          </table:table-cell>
          <table:table-cell office:value-type="time" office:time-value="PT0H17M0S" table:style-name="ce7">
            <text:p>00:17</text:p>
          </table:table-cell>
          <table:table-cell office:value-type="time" office:time-value="PT0H28M0S" table:style-name="ce7">
            <text:p>00:28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0H39M0S" table:style-name="ce7">
            <text:p>00:39</text:p>
          </table:table-cell>
          <table:table-cell office:value-type="time" office:time-value="PT0H34M10S" table:formula="of:=AVERAGE([.B25:.G25])" table:style-name="ce7">
            <text:p>00:34</text:p>
          </table:table-cell>
          <table:table-cell office:value-type="time" office:time-value="PT0H29M0S" table:formula="of:=AVERAGE([.B25:.E25];[.G25])" table:style-name="ce7">
            <text:p>00:29</text:p>
          </table:table-cell>
          <table:table-cell office:value-type="time" office:time-value="PT0H26M0S" table:formula="of:=AVERAGE([.B25:.D25])" table:style-name="ce7">
            <text:p>00:26</text:p>
          </table:table-cell>
          <table:table-cell office:value-type="time" office:time-value="PT0H33M30S" table:formula="of:=AVERAGE([.E25];[.G25])" table:style-name="ce7">
            <text:p>00:33</text:p>
          </table:table-cell>
          <table:table-cell office:value-type="time" office:time-value="PT1H0M0S" table:formula="of:=AVERAGE([.F25])" table:style-name="ce7">
            <text:p>01: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task 3</text:p>
          </table:table-cell>
          <table:table-cell office:value-type="time" office:time-value="PT0H25M0S" table:style-name="ce7">
            <text:p>00:25</text:p>
          </table:table-cell>
          <table:table-cell office:value-type="time" office:time-value="PT0H45M0S" table:style-name="ce7">
            <text:p>00:45</text:p>
          </table:table-cell>
          <table:table-cell office:value-type="time" office:time-value="PT0H39M0S" table:style-name="ce7">
            <text:p>00:39</text:p>
          </table:table-cell>
          <table:table-cell office:value-type="time" office:time-value="PT0H28M0S" table:style-name="ce7">
            <text:p>00:28</text:p>
          </table:table-cell>
          <table:table-cell office:value-type="time" office:time-value="PT0H48M0S" table:style-name="ce7">
            <text:p>00:48</text:p>
          </table:table-cell>
          <table:table-cell office:value-type="time" office:time-value="PT0H33M0S" table:style-name="ce7">
            <text:p>00:33</text:p>
          </table:table-cell>
          <table:table-cell office:value-type="time" office:time-value="PT0H36M20S" table:formula="of:=AVERAGE([.B26:.G26])" table:style-name="ce7">
            <text:p>00:36</text:p>
          </table:table-cell>
          <table:table-cell office:value-type="time" office:time-value="PT0H34M0S" table:formula="of:=AVERAGE([.B26:.E26];[.G26])" table:style-name="ce7">
            <text:p>00:34</text:p>
          </table:table-cell>
          <table:table-cell office:value-type="time" office:time-value="PT0H36M20S" table:formula="of:=AVERAGE([.B26:.D26])" table:style-name="ce7">
            <text:p>00:36</text:p>
          </table:table-cell>
          <table:table-cell office:value-type="time" office:time-value="PT0H30M30S" table:formula="of:=AVERAGE([.E26];[.G26])" table:style-name="ce7">
            <text:p>00:30</text:p>
          </table:table-cell>
          <table:table-cell office:value-type="time" office:time-value="PT0H48M0S" table:formula="of:=AVERAGE([.F26])" table:style-name="ce7">
            <text:p>00:4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task 4</text:p>
          </table:table-cell>
          <table:table-cell office:value-type="time" office:time-value="PT0H19M0S" table:style-name="ce7">
            <text:p>00:19</text:p>
          </table:table-cell>
          <table:table-cell office:value-type="time" office:time-value="PT0H24M0S" table:style-name="ce7">
            <text:p>00:24</text:p>
          </table:table-cell>
          <table:table-cell office:value-type="time" office:time-value="PT0H33M0S" table:style-name="ce7">
            <text:p>00:33</text:p>
          </table:table-cell>
          <table:table-cell office:value-type="time" office:time-value="PT0H47M0S" table:style-name="ce7">
            <text:p>00:47</text:p>
          </table:table-cell>
          <table:table-cell office:value-type="time" office:time-value="PT0H24M0S" table:style-name="ce7">
            <text:p>00:24</text:p>
          </table:table-cell>
          <table:table-cell office:value-type="time" office:time-value="PT0H20M0S" table:style-name="ce7">
            <text:p>00:20</text:p>
          </table:table-cell>
          <table:table-cell office:value-type="time" office:time-value="PT0H27M50S" table:formula="of:=AVERAGE([.B27:.G27])" table:style-name="ce7">
            <text:p>00:27</text:p>
          </table:table-cell>
          <table:table-cell office:value-type="time" office:time-value="PT0H28M36S" table:formula="of:=AVERAGE([.B27:.E27];[.G27])" table:style-name="ce7">
            <text:p>00:28</text:p>
          </table:table-cell>
          <table:table-cell office:value-type="time" office:time-value="PT0H25M20S" table:formula="of:=AVERAGE([.B27:.D27])" table:style-name="ce7">
            <text:p>00:25</text:p>
          </table:table-cell>
          <table:table-cell office:value-type="time" office:time-value="PT0H33M30S" table:formula="of:=AVERAGE([.E27];[.G27])" table:style-name="ce7">
            <text:p>00:33</text:p>
          </table:table-cell>
          <table:table-cell office:value-type="time" office:time-value="PT0H24M0S" table:formula="of:=AVERAGE([.F27])" table:style-name="ce7">
            <text:p>00:2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">
            <text:p>gesamt</text:p>
          </table:table-cell>
          <table:table-cell office:value-type="time" office:time-value="PT2H8M0S" table:formula="of:=SUM([.B24:.B27])" table:style-name="ce11">
            <text:p>02:08</text:p>
          </table:table-cell>
          <table:table-cell office:value-type="time" office:time-value="PT2H25M0S" table:formula="of:=SUM([.C24:.C27])" table:style-name="ce11">
            <text:p>02:25</text:p>
          </table:table-cell>
          <table:table-cell office:value-type="time" office:time-value="PT2H4M0S" table:formula="of:=SUM([.D24:.D27])" table:style-name="ce11">
            <text:p>02:04</text:p>
          </table:table-cell>
          <table:table-cell office:value-type="time" office:time-value="PT2H17M0S" table:formula="of:=SUM([.E24:.E27])" table:style-name="ce11">
            <text:p>02:17</text:p>
          </table:table-cell>
          <table:table-cell office:value-type="time" office:time-value="PT3H41M0S" table:formula="of:=SUM([.F24:.F27])" table:style-name="ce11">
            <text:p>03:41</text:p>
          </table:table-cell>
          <table:table-cell office:value-type="time" office:time-value="PT2H26M0S" table:formula="of:=SUM([.G24:.G27])" table:style-name="ce11">
            <text:p>02:26</text:p>
          </table:table-cell>
          <table:table-cell office:value-type="time" office:time-value="PT2H30M10S" table:formula="of:=AVERAGE([.B28:.G28])" table:style-name="ce11">
            <text:p>02:30</text:p>
          </table:table-cell>
          <table:table-cell office:value-type="time" office:time-value="PT2H16M0S" table:formula="of:=AVERAGE([.B28:.E28];[.G28])" table:style-name="ce11">
            <text:p>02:16</text:p>
          </table:table-cell>
          <table:table-cell office:value-type="time" office:time-value="PT2H12M20S" table:formula="of:=AVERAGE([.B28:.D28])" table:style-name="ce7">
            <text:p>02:12</text:p>
          </table:table-cell>
          <table:table-cell office:value-type="time" office:time-value="PT2H21M30S" table:formula="of:=AVERAGE([.E28];[.G28])" table:style-name="ce7">
            <text:p>02:21</text:p>
          </table:table-cell>
          <table:table-cell office:value-type="time" office:time-value="PT3H41M0S" table:formula="of:=AVERAGE([.F28])" table:style-name="ce7">
            <text:p>03:41</text:p>
          </table:table-cell>
          <table:table-cell table:number-columns-repeated="16372" table:style-name="ce1"/>
        </table:table-row>
        <table:table-row table:style-name="ro1">
          <table:table-cell table:number-columns-repeated="7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2" table:style-name="ce1"/>
        </table:table-row>
        <table:table-row table:style-name="ro1">
          <table:table-cell table:style-name="ce1"/>
          <table:table-cell table:style-name="ce12"/>
          <table:table-cell table:number-columns-repeated="5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Zeiten</text:p>
          </table:table-cell>
          <table:table-cell table:number-columns-repeated="5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2" table:style-name="ce1"/>
        </table:table-row>
        <table:table-row table:style-name="ro1">
          <table:table-cell table:style-name="ce1"/>
          <table:table-cell office:value-type="time" office:time-value="PT0H43M0S" table:style-name="ce7">
            <text:p>00:43</text:p>
          </table:table-cell>
          <table:table-cell office:value-type="time" office:time-value="PT0H56M0S" table:style-name="ce7">
            <text:p>00:56</text:p>
          </table:table-cell>
          <table:table-cell office:value-type="time" office:time-value="PT0H35M0S" table:style-name="ce7">
            <text:p>00:35</text:p>
          </table:table-cell>
          <table:table-cell office:value-type="time" office:time-value="PT0H34M0S" table:formula="of:=SUM([.E24])" table:style-name="ce7">
            <text:p>00:34</text:p>
          </table:table-cell>
          <table:table-cell office:value-type="time" office:time-value="PT1H29M0S" table:formula="of:=SUM([.F24])" table:style-name="ce7">
            <text:p>01:29</text:p>
          </table:table-cell>
          <table:table-cell office:value-type="time" office:time-value="PT0H54M0S" table:formula="of:=SUM([.G24])" table:style-name="ce7">
            <text:p>00:54</text:p>
          </table:table-cell>
          <table:table-cell office:value-type="time" office:time-value="PT0H51M50S" table:formula="of:=AVERAGE([.B32:.G32])" table:style-name="ce7">
            <text:p>00:51</text:p>
          </table:table-cell>
          <table:table-cell office:value-type="time" office:time-value="PT0H44M24S" table:formula="of:=AVERAGE([.B32:.E32];[.G32])" table:style-name="ce7">
            <text:p>00:44</text:p>
          </table:table-cell>
          <table:table-cell office:value-type="time" office:time-value="PT0H44M40S" table:formula="of:=AVERAGE([.B32:.D32])" table:style-name="ce7">
            <text:p>00:44</text:p>
          </table:table-cell>
          <table:table-cell office:value-type="time" office:time-value="PT0H44M0S" table:formula="of:=AVERAGE([.E32];[.G32])" table:style-name="ce7">
            <text:p>00:44</text:p>
          </table:table-cell>
          <table:table-cell office:value-type="time" office:time-value="PT1H29M0S" table:formula="of:=AVERAGE([.F32])" table:style-name="ce7">
            <text:p>01:2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time" office:time-value="PT1H24M0S" table:style-name="ce7">
            <text:p>01:24</text:p>
          </table:table-cell>
          <table:table-cell office:value-type="time" office:time-value="PT1H16M0S" table:style-name="ce7">
            <text:p>01:16</text:p>
          </table:table-cell>
          <table:table-cell office:value-type="time" office:time-value="PT0H52M0S" table:style-name="ce7">
            <text:p>00:52</text:p>
          </table:table-cell>
          <table:table-cell office:value-type="time" office:time-value="PT1H2M0S" table:formula="of:=SUM([.E24:.E25])" table:style-name="ce7">
            <text:p>01:02</text:p>
          </table:table-cell>
          <table:table-cell office:value-type="time" office:time-value="PT2H29M0S" table:formula="of:=SUM([.F24:.F25])" table:style-name="ce7">
            <text:p>02:29</text:p>
          </table:table-cell>
          <table:table-cell office:value-type="time" office:time-value="PT1H33M0S" table:formula="of:=SUM([.G24:.G25])" table:style-name="ce7">
            <text:p>01:33</text:p>
          </table:table-cell>
          <table:table-cell office:value-type="time" office:time-value="PT1H26M0S" table:formula="of:=AVERAGE([.B33:.G33])" table:style-name="ce7">
            <text:p>01:26</text:p>
          </table:table-cell>
          <table:table-cell office:value-type="time" office:time-value="PT1H13M24S" table:formula="of:=AVERAGE([.B33:.E33];[.G33])" table:style-name="ce7">
            <text:p>01:13</text:p>
          </table:table-cell>
          <table:table-cell office:value-type="time" office:time-value="PT1H10M40S" table:formula="of:=AVERAGE([.B33:.D33])" table:style-name="ce7">
            <text:p>01:10</text:p>
          </table:table-cell>
          <table:table-cell office:value-type="time" office:time-value="PT1H17M30S" table:formula="of:=AVERAGE([.E33];[.G33])" table:style-name="ce7">
            <text:p>01:17</text:p>
          </table:table-cell>
          <table:table-cell office:value-type="time" office:time-value="PT2H29M0S" table:formula="of:=AVERAGE([.F33])" table:style-name="ce7">
            <text:p>02:29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H49M0S" table:style-name="ce7">
            <text:p>01:49</text:p>
          </table:table-cell>
          <table:table-cell office:value-type="time" office:time-value="PT2H1M0S" table:style-name="ce7">
            <text:p>02:01</text:p>
          </table:table-cell>
          <table:table-cell office:value-type="time" office:time-value="PT1H31M0S" table:style-name="ce7">
            <text:p>01:31</text:p>
          </table:table-cell>
          <table:table-cell office:value-type="time" office:time-value="PT1H30M0S" table:formula="of:=SUM([.E24:.E26])" table:style-name="ce7">
            <text:p>01:30</text:p>
          </table:table-cell>
          <table:table-cell office:value-type="time" office:time-value="PT3H17M0S" table:formula="of:=SUM([.F24:.F26])" table:style-name="ce7">
            <text:p>03:17</text:p>
          </table:table-cell>
          <table:table-cell office:value-type="time" office:time-value="PT2H6M0S" table:formula="of:=SUM([.G24:.G26])" table:style-name="ce7">
            <text:p>02:06</text:p>
          </table:table-cell>
          <table:table-cell office:value-type="time" office:time-value="PT2H2M20S" table:formula="of:=AVERAGE([.B34:.G34])" table:style-name="ce7">
            <text:p>02:02</text:p>
          </table:table-cell>
          <table:table-cell office:value-type="time" office:time-value="PT1H47M24S" table:formula="of:=AVERAGE([.B34:.E34];[.G34])" table:style-name="ce7">
            <text:p>01:47</text:p>
          </table:table-cell>
          <table:table-cell office:value-type="time" office:time-value="PT1H47M0S" table:formula="of:=AVERAGE([.B34:.D34])" table:style-name="ce7">
            <text:p>01:47</text:p>
          </table:table-cell>
          <table:table-cell office:value-type="time" office:time-value="PT1H48M0S" table:formula="of:=AVERAGE([.E34];[.G34])" table:style-name="ce7">
            <text:p>01:48</text:p>
          </table:table-cell>
          <table:table-cell office:value-type="time" office:time-value="PT3H17M0S" table:formula="of:=AVERAGE([.F34])" table:style-name="ce7">
            <text:p>03:17</text:p>
          </table:table-cell>
          <table:table-cell/>
          <table:table-cell table:style-name="ce1">
            <draw:frame draw:z-index="3" draw:id="id2" draw:style-name="a2" draw:name="Diagramm 9" svg:x="0.41042in" svg:y="0.18443in" svg:width="4.98387in" svg:height="3.0483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/>
          <table:table-cell office:value-type="time" office:time-value="PT2H8M0S" table:style-name="ce7">
            <text:p>02:08</text:p>
          </table:table-cell>
          <table:table-cell office:value-type="time" office:time-value="PT2H25M0S" table:style-name="ce7">
            <text:p>02:25</text:p>
          </table:table-cell>
          <table:table-cell office:value-type="time" office:time-value="PT2H4M0S" table:style-name="ce7">
            <text:p>02:04</text:p>
          </table:table-cell>
          <table:table-cell office:value-type="time" office:time-value="PT2H17M0S" table:formula="of:=SUM([.E24:.E27])" table:style-name="ce7">
            <text:p>02:17</text:p>
          </table:table-cell>
          <table:table-cell office:value-type="time" office:time-value="PT3H41M0S" table:formula="of:=SUM([.F24:.F27])" table:style-name="ce7">
            <text:p>03:41</text:p>
          </table:table-cell>
          <table:table-cell office:value-type="time" office:time-value="PT2H26M0S" table:formula="of:=SUM([.G24:.G27])" table:style-name="ce7">
            <text:p>02:26</text:p>
          </table:table-cell>
          <table:table-cell office:value-type="time" office:time-value="PT2H30M10S" table:formula="of:=AVERAGE([.B35:.G35])" table:style-name="ce7">
            <text:p>02:30</text:p>
          </table:table-cell>
          <table:table-cell office:value-type="time" office:time-value="PT2H16M0S" table:formula="of:=AVERAGE([.B35:.E35];[.G35])" table:style-name="ce7">
            <text:p>02:16</text:p>
          </table:table-cell>
          <table:table-cell office:value-type="time" office:time-value="PT2H12M20S" table:formula="of:=AVERAGE([.B35:.D35])" table:style-name="ce7">
            <text:p>02:12</text:p>
          </table:table-cell>
          <table:table-cell office:value-type="time" office:time-value="PT2H21M30S" table:formula="of:=AVERAGE([.E35];[.G35])" table:style-name="ce7">
            <text:p>02:21</text:p>
          </table:table-cell>
          <table:table-cell office:value-type="time" office:time-value="PT3H41M0S" table:formula="of:=AVERAGE([.F35])" table:style-name="ce7">
            <text:p>03:41</text:p>
          </table:table-cell>
          <table:table-cell table:number-columns-repeated="1637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1"/>
          <table:table-cell office:value-type="time" office:time-value="PT2H40M0S" table:style-name="ce7">
            <text:p>02:40</text:p>
          </table:table-cell>
          <table:table-cell table:number-columns-repeated="16376" table:style-name="ce1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Alter</text:p>
          </table:table-cell>
          <table:table-cell office:value-type="string" table:style-name="ce1">
            <text:p>18-30</text:p>
          </table:table-cell>
          <table:table-cell office:value-type="string" table:style-name="ce1">
            <text:p>31-60</text:p>
          </table:table-cell>
          <table:table-cell office:value-type="string" table:style-name="ce1">
            <text:p>&gt;60</text:p>
          </table:table-cell>
          <table:table-cell table:number-columns-repeated="16378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Vincent Wortmeier</meta:initial-creator>
    <dc:creator>Vincent Wortmeier</dc:creator>
    <meta:creation-date>2023-06-07T14:36:48Z</meta:creation-date>
    <dc:date>2023-06-20T12:47:59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36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inside" chart:data-label-series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bfbfb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in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28.038346456693pt" svg:width="402.5274803149606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abelle1.$C$2" chart:values-cell-range-address="Tabelle1.$H$5:.$H$8" chart:class="chart:bar" chart:attached-axis="primary-y" chart:style-name="G0S0">
            <chart:data-label chart:style-name="DL00"/>
            <chart:data-point chart:repeated="4"/>
          </chart:series>
          <chart:series chart:label-cell-address="Tabelle1.$C$21" chart:values-cell-range-address="Tabelle1.$H$24:.$H$27" chart:class="chart:bar" chart:attached-axis="primary-y" chart:style-name="G0S1">
            <chart:data-label chart:style-name="DL01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bfbfb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4.9977165354331pt" svg:width="360.8689763779528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abelle1.$C$2" chart:values-cell-range-address="Tabelle1.$H$9" chart:class="chart:bar" chart:attached-axis="primary-y" chart:style-name="G0S0">
            <chart:data-label chart:style-name="DL00"/>
            <chart:data-point/>
          </chart:series>
          <chart:series chart:label-cell-address="Tabelle1.$C$21" chart:values-cell-range-address="Tabelle1.$H$28" chart:class="chart:bar" chart:attached-axis="primary-y" chart:style-name="G0S1">
            <chart:data-label chart:style-name="DL01"/>
            <chart:data-point/>
          </chart:series>
          <chart:series chart:label-cell-address="Tabelle1.$C$21" chart:values-cell-range-address="Tabelle1.$H$44" chart:class="chart:bar" chart:attached-axis="primary-y" chart:style-name="G0S2">
            <chart:data-label chart:style-name="DL02"/>
            <chart:data-point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bfbfbf" draw:opacity="100%" draw:stroke="none"/>
    </style:style>
    <style:style style:family="chart" style:name="G0S0P1">
      <style:graphic-properties draw:fill="solid" draw:fill-color="#bfbfbf" draw:opacity="100%" draw:stroke="none"/>
    </style:style>
    <style:style style:family="chart" style:name="G0S0P2">
      <style:graphic-properties draw:fill="solid" draw:fill-color="#bfbfbf" draw:opacity="100%" draw:stroke="none"/>
    </style:style>
    <style:style style:family="chart" style:name="Axs0" style:data-style-name="N36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cc33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9.4825984251968pt" svg:width="358.8385826771653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elle1.$J$3:.$L$3"/>
          </chart:axis>
          <chart:series chart:label-cell-address="Tabelle1.$D$59" chart:values-cell-range-address="Tabelle1.$J$9:.$L$9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series chart:label-cell-address="Tabelle1.$E$57" chart:values-cell-range-address="Tabelle1.$J$28:.$L$28" chart:class="chart:bar" chart:attached-axis="primary-y" chart:style-name="G0S1">
            <chart:data-label chart:style-name="DL01"/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